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fo:color="#004dbb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1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3f7f5f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2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7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9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1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3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5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7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9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1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left="-18.00pt" fo:text-indent="18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</office:automatic-styles>
  <office:body>
    <office:text>
      <text:p text:style-name="P1"><text:span text:style-name="T1">Distance 1</text:span></text:p>
      <text:p text:style-name="P1"><text:span text:style-name="T2"/></text:p>
      <text:p text:style-name="P1"><text:span text:style-name="T3">Specification</text:span></text:p>
      <text:p text:style-name="P1"><text:span text:style-name="T4">adds three distances then display's the total of the distances</text:span></text:p>
      <text:p text:style-name="P1"><text:span text:style-name="T5"/></text:p>
      <text:p text:style-name="P1"><text:span text:style-name="T6">Algorithm</text:span></text:p>
      <text:list text:style-name="L2">
        <text:list-item>
          <text:p text:style-name="P2"><text:span text:style-name="T7">create double first with value 12.2</text:span></text:p>
        </text:list-item>
        <text:list-item>
          <text:p text:style-name="P2"><text:span text:style-name="T7">create double second with value 12.2</text:span></text:p>
        </text:list-item>
        <text:list-item>
          <text:p text:style-name="P2"><text:span text:style-name="T7">create double third with value 12.2</text:span></text:p>
        </text:list-item>
        <text:list-item>
          <text:p text:style-name="P2"><text:span text:style-name="T7">create double total with of first + second + third</text:span></text:p>
        </text:list-item>
        <text:list-item>
          <text:p text:style-name="P2"><text:span text:style-name="T7">print the total distance out to the screen</text:span></text:p>
        </text:list-item>
      </text:list>
      <text:p text:style-name="P3"><text:span text:style-name="T8"/></text:p>
      <text:p text:style-name="P3"><text:span text:style-name="T9">Flowchart </text:span></text:p>
      <text:p text:style-name="P3"><draw:frame text:anchor-type="as-char" svg:width="51.86mm" svg:height="159.01mm" style:rel-width="scale" style:rel-height="scale"><draw:object-ole xlink:href="OleObj1"/><draw:image xlink:href="ObjectReplacements/OleObj1"/></draw:frame><text:span text:style-name="T10"/></text:p>
      <text:p text:style-name="P3"><text:span text:style-name="T11">Code Design </text:span></text:p>
      <text:p text:style-name="P3"><text:span text:style-name="T11">double</text:span><text:span text:style-name="T12"><text:s/>will be used to store values</text:span></text:p>
      <text:p text:style-name="P3"><text:span text:style-name="T13">System.out.print</text:span><text:span text:style-name="T14"><text:s/>will be used to display the total distance to the screen</text:span></text:p>
      <text:p text:style-name="P3"><text:span text:style-name="T15"/></text:p>
      <text:p text:style-name="P3"><text:span text:style-name="T16">Implementation </text:span></text:p>
      <text:p text:style-name="P3"><text:span text:style-name="T17">/*</text:span></text:p>
      <text:p text:style-name="P4"><text:span text:style-name="T17"><text:s/>* Max<text:s/></text:span><text:span text:style-name="T18">Rink</text:span></text:p>
      <text:p text:style-name="P5"><text:span text:style-name="T19"><text:s/>* ICS3U</text:span></text:p>
      <text:p text:style-name="P5"><text:span text:style-name="T19"><text:s/>* September 25</text:span></text:p>
      <text:p text:style-name="P5"><text:span text:style-name="T19"><text:s/>* adds three distances then display's the total of the distances</text:span></text:p>
      <text:p text:style-name="P5"><text:span text:style-name="T19"><text:s/>*/</text:span></text:p>
      <text:p text:style-name="P6"><text:span text:style-name="T20">package</text:span><text:span text:style-name="T21"><text:s/>Lesson_2.Distance1;</text:span></text:p>
      <text:p text:style-name="P6"><text:span text:style-name="T22"/></text:p>
      <text:p text:style-name="P6"><text:span text:style-name="T23">public</text:span><text:span text:style-name="T24"><text:s/></text:span><text:span text:style-name="T25">class</text:span><text:span text:style-name="T26"><text:s/>Lesson2Distance1 {</text:span></text:p>
      <text:p text:style-name="P6"><text:span text:style-name="T26"><text:tab/></text:span></text:p>
      <text:p text:style-name="P6"><text:span text:style-name="T26"><text:tab/></text:span><text:span text:style-name="T27">public</text:span><text:span text:style-name="T28"><text:s/></text:span><text:span text:style-name="T29">static</text:span><text:span text:style-name="T30"><text:s/></text:span><text:span text:style-name="T31">void</text:span><text:span text:style-name="T32"><text:s/>main(String[]<text:s/></text:span><text:span text:style-name="T33">args</text:span><text:span text:style-name="T34">) {</text:span></text:p>
      <text:p text:style-name="P6"><text:span text:style-name="T34"><text:tab/><text:tab/></text:span></text:p>
      <text:p text:style-name="P6"><text:span text:style-name="T34"><text:tab/><text:tab/></text:span><text:span text:style-name="T35">double</text:span><text:span text:style-name="T36"><text:s/></text:span><text:span text:style-name="T37">first</text:span><text:span text:style-name="T38"><text:s/>= 12.2;</text:span></text:p>
      <text:p text:style-name="P6"><text:span text:style-name="T38"><text:tab/><text:tab/></text:span><text:span text:style-name="T39">double</text:span><text:span text:style-name="T40"><text:s/></text:span><text:span text:style-name="T41">second</text:span><text:span text:style-name="T42"><text:s/>= 10.6;</text:span></text:p>
      <text:p text:style-name="P6"><text:span text:style-name="T42"><text:tab/><text:tab/></text:span><text:span text:style-name="T43">double</text:span><text:span text:style-name="T44"><text:s/></text:span><text:span text:style-name="T45">third</text:span><text:span text:style-name="T46"><text:s/>= 5.8;</text:span></text:p>
      <text:p text:style-name="P6"><text:span text:style-name="T46"><text:tab/><text:tab/></text:span><text:span text:style-name="T47">double</text:span><text:span text:style-name="T48"><text:s/></text:span><text:span text:style-name="T49">total</text:span><text:span text:style-name="T50"><text:s/>=<text:s/></text:span><text:span text:style-name="T51">first</text:span><text:span text:style-name="T52">+</text:span><text:span text:style-name="T53">second</text:span><text:span text:style-name="T54">+</text:span><text:span text:style-name="T55">third</text:span><text:span text:style-name="T56">;</text:span></text:p>
      <text:p text:style-name="P6"><text:span text:style-name="T56"><text:tab/><text:tab/>System.</text:span><text:span text:style-name="T57">out</text:span><text:span text:style-name="T58">.print(</text:span><text:span text:style-name="T59">"The first segment is "</text:span><text:span text:style-name="T60"><text:s/>+<text:s/></text:span><text:span text:style-name="T61">first</text:span><text:span text:style-name="T62"><text:s/>+<text:s/></text:span><text:span text:style-name="T63">"km, the second is "</text:span><text:span text:style-name="T64"><text:s/>+<text:s/></text:span><text:span text:style-name="T65">second</text:span><text:span text:style-name="T66"><text:s/>+<text:s/></text:span><text:span text:style-name="T67">" km, and the third is "</text:span><text:span text:style-name="T68"><text:s/>+<text:s/></text:span><text:span text:style-name="T69">third</text:span><text:span text:style-name="T70"><text:s/>+<text:s/></text:span><text:span text:style-name="T71">" km. \nThe total distance of the race is "</text:span><text:span text:style-name="T72"><text:s/>+<text:s/></text:span><text:span text:style-name="T73">total</text:span><text:span text:style-name="T74">);</text:span></text:p>
      <text:p text:style-name="P6"><text:span text:style-name="T74"><text:tab/><text:tab/></text:span></text:p>
      <text:p text:style-name="P7"><text:span text:style-name="T74"><text:tab/>}</text:span></text:p>
      <text:p text:style-name="P7"><text:span text:style-name="T74"><text:tab/></text:span></text:p>
      <text:p text:style-name="P7"><text:span text:style-name="T74">}</text:span></text:p>
      <text:p text:style-name="P7"><text:span text:style-name="T75"/></text:p>
      <text:p text:style-name="P7"><text:span text:style-name="T75"/></text:p>
      <text:p text:style-name="P7"><text:span text:style-name="T76">Testing and Debugging</text:span><text:span text:style-name="T77"><text:s/></text:span></text:p>
      <text:p text:style-name="P7"><text:span text:style-name="T77">is a discussion of test performed to ensure the application does what is intended this program required no testing or debugging</text:span></text:p>
      <text:p text:style-name="P7"><text:span text:style-name="T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